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5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7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8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9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9" office:value-type="string" calcext:value-type="string">
            <text:p>'B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7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3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3" office:value-type="string" calcext:value-type="string">
            <text:p>'B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4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4" office:value-type="string" calcext:value-type="string">
            <text:p>'A',</text:p>
          </table:table-cell>
        </table:table-row>
        <table:table-row table:style-name="ro1">
          <table:table-cell table:number-columns-repeated="6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5" office:value-type="string" calcext:value-type="string">
            <text:p>'7',</text:p>
          </table:table-cell>
          <table:table-cell table:number-columns-repeated="2" office:value-type="string" calcext:value-type="string">
            <text:p>'B',</text:p>
          </table:table-cell>
          <table:table-cell table:number-columns-repeated="3" office:value-type="string" calcext:value-type="string">
            <text:p>'A',</text:p>
          </table:table-cell>
          <table:table-cell table:number-columns-repeated="2" office:value-type="string" calcext:value-type="string">
            <text:p>'B',</text:p>
          </table:table-cell>
          <table:table-cell office:value-type="string" calcext:value-type="string">
            <text:p>'A',</text:p>
          </table:table-cell>
          <table:table-cell table:number-columns-repeated="6" office:value-type="string" calcext:value-type="string">
            <text:p>'B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2:05:53.3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01:17:01.056000000</meta:creation-date>
    <dc:date>2016-07-20T22:09:32.637000000</dc:date>
    <meta:editing-duration>PT29M20S</meta:editing-duration>
    <meta:editing-cycles>10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